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MS Mincho1" svg:font-family="'MS Mincho', 'ＭＳ 明朝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_5f_баланс_5f_1" style:display-name="Таблица_баланс_1" style:family="table">
      <style:table-properties style:width="16.852cm" fo:margin-left="-0.199cm" table:align="left" style:writing-mode="lr-tb"/>
    </style:style>
    <style:style style:name="Таблица_5f_баланс_5f_1.A" style:display-name="Таблица_баланс_1.A" style:family="table-column">
      <style:table-column-properties style:column-width="1.252cm"/>
    </style:style>
    <style:style style:name="Таблица_5f_баланс_5f_1.B" style:display-name="Таблица_баланс_1.B" style:family="table-column">
      <style:table-column-properties style:column-width="5.606cm"/>
    </style:style>
    <style:style style:name="Таблица_5f_баланс_5f_1.C" style:display-name="Таблица_баланс_1.C" style:family="table-column">
      <style:table-column-properties style:column-width="5.715cm"/>
    </style:style>
    <style:style style:name="Таблица_5f_баланс_5f_1.D" style:display-name="Таблица_баланс_1.D" style:family="table-column">
      <style:table-column-properties style:column-width="4.279cm"/>
    </style:style>
    <style:style style:name="Таблица_5f_баланс_5f_1.1" style:display-name="Таблица_баланс_1.1" style:family="table-row">
      <style:table-row-properties style:keep-together="true" fo:keep-together="auto"/>
    </style:style>
    <style:style style:name="Таблица_5f_баланс_5f_1.A1" style:display-name="Таблица_баланс_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_5f_баланс_5f_1.D1" style:display-name="Таблица_баланс_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6.69cm" fo:margin-left="-0.191cm" fo:margin-right="0.499cm" table:align="margins" style:writing-mode="lr-tb"/>
    </style:style>
    <style:style style:name="Таблица5.A" style:family="table-column">
      <style:table-column-properties style:column-width="6.946cm" style:rel-column-width="27275*"/>
    </style:style>
    <style:style style:name="Таблица5.B" style:family="table-column">
      <style:table-column-properties style:column-width="4.187cm" style:rel-column-width="16442*"/>
    </style:style>
    <style:style style:name="Таблица5.C" style:family="table-column">
      <style:table-column-properties style:column-width="5.556cm" style:rel-column-width="21818*"/>
    </style:style>
    <style:style style:name="Таблица5.1" style:family="table-row">
      <style:table-row-properties style:min-row-height="0.901cm"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.2" style:family="table-row">
      <style:table-row-properties style:min-row-height="0.884cm" style:keep-together="true" fo:keep-together="auto"/>
    </style:style>
    <style:style style:name="Таблица_5f_внебаланс_5f_1" style:display-name="Таблица_внебаланс_1" style:family="table">
      <style:table-properties style:width="16.852cm" fo:margin-left="-0.199cm" table:align="left" style:writing-mode="lr-tb"/>
    </style:style>
    <style:style style:name="Таблица_5f_внебаланс_5f_1.A" style:display-name="Таблица_внебаланс_1.A" style:family="table-column">
      <style:table-column-properties style:column-width="1.252cm"/>
    </style:style>
    <style:style style:name="Таблица_5f_внебаланс_5f_1.B" style:display-name="Таблица_внебаланс_1.B" style:family="table-column">
      <style:table-column-properties style:column-width="5.606cm"/>
    </style:style>
    <style:style style:name="Таблица_5f_внебаланс_5f_1.C" style:display-name="Таблица_внебаланс_1.C" style:family="table-column">
      <style:table-column-properties style:column-width="5.715cm"/>
    </style:style>
    <style:style style:name="Таблица_5f_внебаланс_5f_1.D" style:display-name="Таблица_внебаланс_1.D" style:family="table-column">
      <style:table-column-properties style:column-width="4.279cm"/>
    </style:style>
    <style:style style:name="Таблица_5f_внебаланс_5f_1.1" style:display-name="Таблица_внебаланс_1.1" style:family="table-row">
      <style:table-row-properties style:keep-together="true" fo:keep-together="auto"/>
    </style:style>
    <style:style style:name="Таблица_5f_внебаланс_5f_1.A1" style:display-name="Таблица_внебаланс_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_5f_внебаланс_5f_1.D1" style:display-name="Таблица_внебаланс_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69cm" fo:margin-left="-0.191cm" fo:margin-right="0.499cm" table:align="margins" style:writing-mode="lr-tb"/>
    </style:style>
    <style:style style:name="Таблица6.A" style:family="table-column">
      <style:table-column-properties style:column-width="6.946cm" style:rel-column-width="27275*"/>
    </style:style>
    <style:style style:name="Таблица6.B" style:family="table-column">
      <style:table-column-properties style:column-width="4.187cm" style:rel-column-width="16442*"/>
    </style:style>
    <style:style style:name="Таблица6.C" style:family="table-column">
      <style:table-column-properties style:column-width="5.556cm" style:rel-column-width="21818*"/>
    </style:style>
    <style:style style:name="Таблица6.1" style:family="table-row">
      <style:table-row-properties style:min-row-height="0.901cm"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.2" style:family="table-row">
      <style:table-row-properties style:min-row-height="0.884cm" style:keep-together="true" fo:keep-together="auto"/>
    </style:style>
    <style:style style:name="Таблица_5f_баланс_5f_2" style:display-name="Таблица_баланс_2" style:family="table">
      <style:table-properties style:width="16.852cm" fo:margin-left="-0.199cm" table:align="left" style:writing-mode="lr-tb"/>
    </style:style>
    <style:style style:name="Таблица_5f_баланс_5f_2.A" style:display-name="Таблица_баланс_2.A" style:family="table-column">
      <style:table-column-properties style:column-width="1.252cm"/>
    </style:style>
    <style:style style:name="Таблица_5f_баланс_5f_2.B" style:display-name="Таблица_баланс_2.B" style:family="table-column">
      <style:table-column-properties style:column-width="5.606cm"/>
    </style:style>
    <style:style style:name="Таблица_5f_баланс_5f_2.C" style:display-name="Таблица_баланс_2.C" style:family="table-column">
      <style:table-column-properties style:column-width="5.715cm"/>
    </style:style>
    <style:style style:name="Таблица_5f_баланс_5f_2.D" style:display-name="Таблица_баланс_2.D" style:family="table-column">
      <style:table-column-properties style:column-width="4.279cm"/>
    </style:style>
    <style:style style:name="Таблица_5f_баланс_5f_2.1" style:display-name="Таблица_баланс_2.1" style:family="table-row">
      <style:table-row-properties style:keep-together="true" fo:keep-together="auto"/>
    </style:style>
    <style:style style:name="Таблица_5f_баланс_5f_2.A1" style:display-name="Таблица_баланс_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_5f_баланс_5f_2.D1" style:display-name="Таблица_баланс_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6.69cm" fo:margin-left="-0.191cm" fo:margin-right="0.499cm" table:align="margins" style:writing-mode="lr-tb"/>
    </style:style>
    <style:style style:name="Таблица7.A" style:family="table-column">
      <style:table-column-properties style:column-width="6.946cm" style:rel-column-width="27275*"/>
    </style:style>
    <style:style style:name="Таблица7.B" style:family="table-column">
      <style:table-column-properties style:column-width="4.187cm" style:rel-column-width="16442*"/>
    </style:style>
    <style:style style:name="Таблица7.C" style:family="table-column">
      <style:table-column-properties style:column-width="5.556cm" style:rel-column-width="21818*"/>
    </style:style>
    <style:style style:name="Таблица7.1" style:family="table-row">
      <style:table-row-properties style:min-row-height="0.901cm"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.2" style:family="table-row">
      <style:table-row-properties style:min-row-height="0.884cm" style:keep-together="true" fo:keep-together="auto"/>
    </style:style>
    <style:style style:name="Таблица_5f_внебаланс_5f_2" style:display-name="Таблица_внебаланс_2" style:family="table">
      <style:table-properties style:width="16.852cm" fo:margin-left="-0.199cm" table:align="left" style:writing-mode="lr-tb"/>
    </style:style>
    <style:style style:name="Таблица_5f_внебаланс_5f_2.A" style:display-name="Таблица_внебаланс_2.A" style:family="table-column">
      <style:table-column-properties style:column-width="1.252cm"/>
    </style:style>
    <style:style style:name="Таблица_5f_внебаланс_5f_2.B" style:display-name="Таблица_внебаланс_2.B" style:family="table-column">
      <style:table-column-properties style:column-width="5.606cm"/>
    </style:style>
    <style:style style:name="Таблица_5f_внебаланс_5f_2.C" style:display-name="Таблица_внебаланс_2.C" style:family="table-column">
      <style:table-column-properties style:column-width="5.715cm"/>
    </style:style>
    <style:style style:name="Таблица_5f_внебаланс_5f_2.D" style:display-name="Таблица_внебаланс_2.D" style:family="table-column">
      <style:table-column-properties style:column-width="4.279cm"/>
    </style:style>
    <style:style style:name="Таблица_5f_внебаланс_5f_2.1" style:display-name="Таблица_внебаланс_2.1" style:family="table-row">
      <style:table-row-properties style:keep-together="true" fo:keep-together="auto"/>
    </style:style>
    <style:style style:name="Таблица_5f_внебаланс_5f_2.A1" style:display-name="Таблица_внебаланс_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_5f_внебаланс_5f_2.D1" style:display-name="Таблица_внебаланс_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" style:family="table">
      <style:table-properties style:width="16.69cm" fo:margin-left="-0.191cm" fo:margin-right="0.499cm" table:align="margins" style:writing-mode="lr-tb"/>
    </style:style>
    <style:style style:name="Таблица9.A" style:family="table-column">
      <style:table-column-properties style:column-width="6.946cm" style:rel-column-width="27275*"/>
    </style:style>
    <style:style style:name="Таблица9.B" style:family="table-column">
      <style:table-column-properties style:column-width="4.187cm" style:rel-column-width="16442*"/>
    </style:style>
    <style:style style:name="Таблица9.C" style:family="table-column">
      <style:table-column-properties style:column-width="5.556cm" style:rel-column-width="21818*"/>
    </style:style>
    <style:style style:name="Таблица9.1" style:family="table-row">
      <style:table-row-properties style:min-row-height="0.901cm" style:keep-together="true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.2" style:family="table-row">
      <style:table-row-properties style:min-row-height="0.884cm" style:keep-together="true" fo:keep-together="auto"/>
    </style:style>
    <style:style style:name="Таблица3" style:family="table">
      <style:table-properties style:width="16.852cm" fo:margin-left="-0.199cm" table:align="left" style:writing-mode="lr-tb"/>
    </style:style>
    <style:style style:name="Таблица3.A" style:family="table-column">
      <style:table-column-properties style:column-width="1.252cm"/>
    </style:style>
    <style:style style:name="Таблица3.B" style:family="table-column">
      <style:table-column-properties style:column-width="5.606cm"/>
    </style:style>
    <style:style style:name="Таблица3.C" style:family="table-column">
      <style:table-column-properties style:column-width="5.715cm"/>
    </style:style>
    <style:style style:name="Таблица3.D" style:family="table-column">
      <style:table-column-properties style:column-width="4.279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69cm" fo:margin-left="-0.191cm" fo:margin-right="0.499cm" table:align="margins" style:writing-mode="lr-tb"/>
    </style:style>
    <style:style style:name="Таблица4.A" style:family="table-column">
      <style:table-column-properties style:column-width="6.946cm" style:rel-column-width="27275*"/>
    </style:style>
    <style:style style:name="Таблица4.B" style:family="table-column">
      <style:table-column-properties style:column-width="4.187cm" style:rel-column-width="16442*"/>
    </style:style>
    <style:style style:name="Таблица4.C" style:family="table-column">
      <style:table-column-properties style:column-width="5.556cm" style:rel-column-width="21818*"/>
    </style:style>
    <style:style style:name="Таблица4.1" style:family="table-row">
      <style:table-row-properties style:min-row-height="0.901cm"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.2" style:family="table-row">
      <style:table-row-properties style:min-row-height="0.884cm" style:keep-together="true" fo:keep-together="auto"/>
    </style:style>
    <style:style style:name="Таблица8" style:family="table">
      <style:table-properties style:width="16.852cm" fo:margin-left="-0.199cm" table:align="left" style:writing-mode="lr-tb"/>
    </style:style>
    <style:style style:name="Таблица8.A" style:family="table-column">
      <style:table-column-properties style:column-width="1.252cm"/>
    </style:style>
    <style:style style:name="Таблица8.B" style:family="table-column">
      <style:table-column-properties style:column-width="5.606cm"/>
    </style:style>
    <style:style style:name="Таблица8.C" style:family="table-column">
      <style:table-column-properties style:column-width="5.715cm"/>
    </style:style>
    <style:style style:name="Таблица8.D" style:family="table-column">
      <style:table-column-properties style:column-width="4.279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" style:family="table">
      <style:table-properties style:width="16.69cm" fo:margin-left="-0.191cm" fo:margin-right="0.499cm" table:align="margins" style:writing-mode="lr-tb"/>
    </style:style>
    <style:style style:name="Таблица10.A" style:family="table-column">
      <style:table-column-properties style:column-width="6.946cm" style:rel-column-width="27275*"/>
    </style:style>
    <style:style style:name="Таблица10.B" style:family="table-column">
      <style:table-column-properties style:column-width="4.187cm" style:rel-column-width="16442*"/>
    </style:style>
    <style:style style:name="Таблица10.C" style:family="table-column">
      <style:table-column-properties style:column-width="5.556cm" style:rel-column-width="21818*"/>
    </style:style>
    <style:style style:name="Таблица10.1" style:family="table-row">
      <style:table-row-properties style:min-row-height="0.901cm" style:keep-together="true"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.2" style:family="table-row">
      <style:table-row-properties style:min-row-height="0.884cm" style:keep-together="true" fo:keep-together="auto"/>
    </style:style>
    <style:style style:name="Таблица18" style:family="table">
      <style:table-properties style:width="16.852cm" fo:margin-left="-0.199cm" table:align="left" style:writing-mode="lr-tb"/>
    </style:style>
    <style:style style:name="Таблица18.A" style:family="table-column">
      <style:table-column-properties style:column-width="1.252cm"/>
    </style:style>
    <style:style style:name="Таблица18.B" style:family="table-column">
      <style:table-column-properties style:column-width="5.606cm"/>
    </style:style>
    <style:style style:name="Таблица18.C" style:family="table-column">
      <style:table-column-properties style:column-width="5.715cm"/>
    </style:style>
    <style:style style:name="Таблица18.D" style:family="table-column">
      <style:table-column-properties style:column-width="4.279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" style:family="table">
      <style:table-properties style:width="16.69cm" fo:margin-left="-0.191cm" fo:margin-right="0.499cm" table:align="margins" style:writing-mode="lr-tb"/>
    </style:style>
    <style:style style:name="Таблица11.A" style:family="table-column">
      <style:table-column-properties style:column-width="6.946cm" style:rel-column-width="27275*"/>
    </style:style>
    <style:style style:name="Таблица11.B" style:family="table-column">
      <style:table-column-properties style:column-width="4.187cm" style:rel-column-width="16442*"/>
    </style:style>
    <style:style style:name="Таблица11.C" style:family="table-column">
      <style:table-column-properties style:column-width="5.556cm" style:rel-column-width="21818*"/>
    </style:style>
    <style:style style:name="Таблица11.1" style:family="table-row">
      <style:table-row-properties style:min-row-height="0.901cm" style:keep-together="true"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1.2" style:family="table-row">
      <style:table-row-properties style:min-row-height="0.884cm" style:keep-together="true" fo:keep-together="auto"/>
    </style:style>
    <style:style style:name="Таблица1" style:family="table">
      <style:table-properties style:width="16.852cm" fo:margin-left="-0.199cm" table:align="left" style:writing-mode="lr-tb"/>
    </style:style>
    <style:style style:name="Таблица1.A" style:family="table-column">
      <style:table-column-properties style:column-width="1.252cm"/>
    </style:style>
    <style:style style:name="Таблица1.B" style:family="table-column">
      <style:table-column-properties style:column-width="5.606cm"/>
    </style:style>
    <style:style style:name="Таблица1.C" style:family="table-column">
      <style:table-column-properties style:column-width="5.715cm"/>
    </style:style>
    <style:style style:name="Таблица1.D" style:family="table-column">
      <style:table-column-properties style:column-width="4.27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" style:family="table">
      <style:table-properties style:width="16.69cm" fo:margin-left="-0.191cm" fo:margin-right="0.499cm" table:align="margins" style:writing-mode="lr-tb"/>
    </style:style>
    <style:style style:name="Таблица2.A" style:family="table-column">
      <style:table-column-properties style:column-width="6.946cm" style:rel-column-width="27275*"/>
    </style:style>
    <style:style style:name="Таблица2.B" style:family="table-column">
      <style:table-column-properties style:column-width="4.187cm" style:rel-column-width="16442*"/>
    </style:style>
    <style:style style:name="Таблица2.C" style:family="table-column">
      <style:table-column-properties style:column-width="5.556cm" style:rel-column-width="21818*"/>
    </style:style>
    <style:style style:name="Таблица2.1" style:family="table-row">
      <style:table-row-properties style:min-row-height="0.901cm"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0.884cm" style:keep-together="true" fo:keep-together="auto"/>
    </style:style>
    <style:style style:name="P1" style:family="paragraph" style:parent-style-name="Standard"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4" style:family="paragraph" style:parent-style-name="Standard">
      <style:text-properties style:font-name="Times New Roman" fo:font-size="10pt" fo:language="ru" fo:country="RU" style:letter-kerning="true" fo:background-color="transparent" style:font-name-asian="MS Mincho1" style:font-size-asian="10pt" style:font-size-complex="10pt" style:font-style-complex="italic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fo:font-weight="bold" style:letter-kerning="true" fo:background-color="transparent" style:font-size-asian="10pt" style:font-weight-asian="bold" style:font-size-complex="10pt"/>
    </style:style>
    <style:style style:name="P6" style:family="paragraph" style:parent-style-name="Standard">
      <style:text-properties style:font-name="Times New Roman" fo:font-size="10pt" fo:language="ru" fo:country="RU" fo:font-weight="bold" style:letter-kerning="true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0pt" fo:language="ru" fo:country="RU" fo:font-weight="bold" style:letter-kerning="true" fo:background-color="transparent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fo:font-weight="bold" style:letter-kerning="true" fo:background-color="transparent" style:font-name-asian="MS Mincho1" style:font-size-asian="10pt" style:font-weight-asian="bold" style:font-size-complex="10pt" style:font-style-complex="italic" style:font-weight-complex="bold"/>
    </style:style>
    <style:style style:name="P9" style:family="paragraph" style:parent-style-name="Standard">
      <style:text-properties style:font-name="Times New Roman" fo:language="ru" fo:country="RU" style:letter-kerning="true" fo:background-color="transparent"/>
    </style:style>
    <style:style style:name="P10" style:family="paragraph" style:parent-style-name="Standard">
      <style:paragraph-properties style:snap-to-layout-grid="false"/>
      <style:text-properties style:font-name="Times New Roman" fo:language="ru" fo:country="RU" style:letter-kerning="true" fo:background-color="transparen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language="ru" fo:country="RU" fo:font-weight="bold" style:letter-kerning="true" fo:background-color="transparent" style:font-name-asian="MS Mincho1" style:font-weight-asian="bold" style:font-style-complex="italic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.508cm" style:auto-text-indent="false" fo:padding="0cm" fo:border="none" style:shadow="none" style:join-border="false">
        <style:tab-stops>
          <style:tab-stop style:position="0cm"/>
        </style:tab-stops>
      </style:paragraph-properties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13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style:font-name="Times New Roman" fo:font-size="10pt" fo:language="ru" fo:country="RU" style:letter-kerning="true" fo:background-color="transparent" style:font-name-asian="MS Mincho1" style:font-size-asian="10pt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15" style:family="paragraph" style:parent-style-name="Standard">
      <style:paragraph-properties fo:text-align="center" style:justify-single-word="false" fo:padding="0cm" fo:border="none" style:shadow="none" style:join-border="false"/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Times New Roman" fo:font-size="10pt" fo:language="ru" fo:country="RU" style:letter-kerning="true" fo:background-color="transparent" style:font-size-asian="10pt" style:font-size-complex="10pt"/>
    </style:style>
    <style:style style:name="T1" style:family="text">
      <style:text-properties fo:font-size="10pt" style:font-size-asian="10pt" style:font-style-complex="italic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name-asian="MS Mincho1" style:font-size-asian="10pt" style:font-size-complex="1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lient" text:name="client"/>
        <text:user-field-decl office:value-type="string" office:string-value="client_addr" text:name="client_addr"/>
        <text:user-field-decl office:value-type="string" office:string-value="client_rs" text:name="client_rs"/>
        <text:user-field-decl office:value-type="string" office:string-value="client_inn" text:name="client_inn"/>
        <text:user-field-decl office:value-type="string" office:string-value="client_ruk_dolzh" text:name="client_ruk_dolzh"/>
        <text:user-field-decl office:value-type="string" office:string-value="client_ruk_fio_short" text:name="client_ruk_fio_short"/>
        <text:user-field-decl office:value-type="string" office:string-value="client_buh_dolzh" text:name="client_buh_dolzh"/>
        <text:user-field-decl office:value-type="string" office:string-value="client_buh_fio" text:name="client_buh_fio"/>
        <text:user-field-decl office:value-type="string" office:string-value="fct_agr" text:name="fct_agr"/>
        <text:user-field-decl office:value-type="string" office:string-value="sum_tr" text:name="sum_tr"/>
        <text:user-field-decl office:value-type="string" office:string-value="sum_tr_prop" text:name="sum_tr_prop"/>
        <text:user-field-decl office:value-type="string" office:string-value="sum_pl" text:name="sum_pl"/>
        <text:user-field-decl office:value-type="string" office:string-value="sum_pl_prop" text:name="sum_pl_prop"/>
        <text:user-field-decl office:value-type="string" office:string-value="date" text:name="date"/>
        <text:user-field-decl office:value-type="string" office:string-value="reg_num" text:name="reg_num"/>
        <text:user-field-decl office:value-type="string" office:string-value="inn" text:name="inn"/>
        <text:user-field-decl office:value-type="string" office:string-value="reestr" text:name="reestr"/>
        <text:user-field-decl office:value-type="string" office:string-value="nakladnye" text:name="nakladnye"/>
        <text:user-field-decl office:value-type="string" office:string-value="sum_nds_nakl" text:name="sum_nds_nakl"/>
        <text:user-field-decl office:value-type="string" office:string-value="sum" text:name="sum"/>
        <text:user-field-decl office:value-type="string" office:string-value="sum_prop" text:name="sum_prop"/>
        <text:user-field-decl office:value-type="string" office:string-value="dog_fact" text:name="dog_fact"/>
        <text:user-field-decl office:value-type="string" office:string-value="sum_vb" text:name="sum_vb"/>
        <text:user-field-decl office:value-type="string" office:string-value="sum_vb_prop" text:name="sum_vb_prop"/>
        <text:user-field-decl office:value-type="string" office:string-value="sum_doh" text:name="sum_doh"/>
        <text:user-field-decl office:value-type="string" office:string-value="sum_nds" text:name="sum_nds"/>
        <text:user-field-decl office:value-type="string" office:string-value="sum_doh_nds" text:name="sum_doh_nds"/>
        <text:user-field-decl office:value-type="string" office:string-value="sum_doh_nds_prop" text:name="sum_doh_nds_prop"/>
        <text:user-field-decl office:value-type="string" office:string-value="rs_clienta" text:name="rs_clienta"/>
        <text:user-field-decl office:value-type="string" office:string-value="user_job" text:name="user_job"/>
        <text:user-field-decl office:value-type="string" office:string-value="user_name" text:name="user_name"/>
        <text:user-field-decl office:value-type="string" office:string-value="user_nach_job" text:name="user_nach_job"/>
        <text:user-field-decl office:value-type="string" office:string-value="user_nach_name" text:name="user_nach_name"/>
      </text:user-field-decls>
      <text:p text:style-name="P2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9"><text:span text:style-name="T1"><text:user-field-get text:name="client">client</text:user-field-get></text:span><text:span text:style-name="T1">,</text:span><text:span text:style-name="T2"> ИНН </text:span><text:span text:style-name="T2"><text:user-field-get text:name="inn">inn</text:user-field-get></text:span></text:p>
      <text:p text:style-name="P1"/>
      <text:p text:style-name="P1">Назначение операции:</text:p>
      <text:p text:style-name="P9"><text:span text:style-name="T2">Приобретение и оплата прав требования по Реестру №</text:span><field:fieldmark-start text:name="restrnom2" field:type=""/><text:span text:style-name="T2"> </text:span><field:fieldmark-end/><text:span text:style-name="T2"><text:user-field-get text:name="reestr">reestr</text:user-field-get></text:span><text:span text:style-name="T2"> накладные </text:span><text:span text:style-name="T2"><text:user-field-get text:name="nakladnye">nakladnye</text:user-field-get></text:span><text:span text:style-name="T2"><text:user-field-get text:name="sum_nds_nakl">sum_nds_nakl</text:user-field-get></text:span></text:p>
      <text:p text:style-name="P2"/>
      <table:table table:name="Таблица_баланс_1" table:style-name="Таблица_5f_баланс_5f_1">
        <table:table-column table:style-name="Таблица_5f_баланс_5f_1.A"/>
        <table:table-column table:style-name="Таблица_5f_баланс_5f_1.B"/>
        <table:table-column table:style-name="Таблица_5f_баланс_5f_1.C"/>
        <table:table-column table:style-name="Таблица_5f_баланс_5f_1.D"/>
        <table:table-row table:style-name="Таблица_5f_баланс_5f_1.1">
          <table:table-cell table:style-name="Таблица_5f_баланс_5f_1.A1" office:value-type="string">
            <text:p text:style-name="P5"/>
          </table:table-cell>
          <table:table-cell table:style-name="Таблица_5f_баланс_5f_1.A1" office:value-type="string">
            <text:p text:style-name="P5">Дебет</text:p>
          </table:table-cell>
          <table:table-cell table:style-name="Таблица_5f_баланс_5f_1.A1" office:value-type="string">
            <text:p text:style-name="P5">Кредит</text:p>
          </table:table-cell>
          <table:table-cell table:style-name="Таблица_5f_баланс_5f_1.D1" office:value-type="string">
            <text:p text:style-name="P5">Сумма</text:p>
          </table:table-cell>
        </table:table-row>
        <table:table-row table:style-name="Таблица_5f_баланс_5f_1.1">
          <table:table-cell table:style-name="Таблица_5f_баланс_5f_1.A1" table:number-columns-spanned="3" office:value-type="string">
            <text:p text:style-name="P10"><text:span text:style-name="T3">ИТОГО</text:span><text:span text:style-name="T3">:</text:span></text:p>
          </table:table-cell>
          <table:covered-table-cell/>
          <table:covered-table-cell/>
          <table:table-cell table:style-name="Таблица_5f_баланс_5f_1.D1" office:value-type="string">
            <text:p text:style-name="P8"><text:user-field-get text:name="sum">sum</text:user-field-get></text:p>
          </table:table-cell>
        </table:table-row>
      </table:table>
      <text:p text:style-name="P1"/>
      <text:p text:style-name="P1"><text:bookmark-start text:name="sumppr"/>Сумма прописью:</text:p>
      <text:p text:style-name="P6"><text:user-field-get text:name="sum_prop">sum_prop</text:user-field-get></text:p>
      <text:p text:style-name="P1"><text:bookmark-end text:name="sumppr"/></text:p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</text:span><text:span text:style-name="T2">№ </text:span><text:span text:style-name="T2"><text:user-field-get text:name="reestr">reestr</text:user-field-get></text:span><text:span text:style-name="T2">.</text:span></text:p>
      <text:p text:style-name="P2"/>
      <text:p text:style-name="P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5.A1" office:value-type="string">
            <text:p text:style-name="P3">_____________________</text:p>
            <text:p text:style-name="P2"/>
          </table:table-cell>
          <table:table-cell table:style-name="Таблица5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5.2">
          <table:table-cell table:style-name="Таблица5.A1" office:value-type="string">
            <text:p text:style-name="P3"><text:user-field-get text:name="user_job">user_job</text:user-field-get></text:p>
          </table:table-cell>
          <table:table-cell table:style-name="Таблица5.A1" office:value-type="string">
            <text:p text:style-name="P3">_____________________</text:p>
          </table:table-cell>
          <table:table-cell table:style-name="Таблица5.A1" office:value-type="string">
            <text:p text:style-name="P3"><text:user-field-get text:name="user_name">user_name</text:user-field-get></text:p>
          </table:table-cell>
        </table:table-row>
      </table:table>
      <text:p text:style-name="P2">______________________________________________________________________________________</text:p>
      <text:p text:style-name="P2"/>
      <text:p text:style-name="P2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9"><text:span text:style-name="T4"><text:user-field-get text:name="client">client</text:user-field-get></text:span><text:span text:style-name="T4">,</text:span><text:span text:style-name="T2"> ИНН </text:span><text:span text:style-name="T2"><text:user-field-get text:name="inn">inn</text:user-field-get></text:span></text:p>
      <text:p text:style-name="P1"/>
      <text:p text:style-name="P1">Назначение операции:</text:p>
      <text:p text:style-name="P9"><text:span text:style-name="T2">Постановка на внебаланс по Реестру № </text:span><text:span text:style-name="T2"><text:user-field-get text:name="reestr">reestr</text:user-field-get></text:span><text:span text:style-name="T2"> накладные </text:span><text:span text:style-name="T2"><text:user-field-get text:name="nakladnye">nakladnye</text:user-field-get></text:span><text:span text:style-name="T2">.</text:span></text:p>
      <text:p text:style-name="P2"/>
      <table:table table:name="Таблица_внебаланс_1" table:style-name="Таблица_5f_внебаланс_5f_1">
        <table:table-column table:style-name="Таблица_5f_внебаланс_5f_1.A"/>
        <table:table-column table:style-name="Таблица_5f_внебаланс_5f_1.B"/>
        <table:table-column table:style-name="Таблица_5f_внебаланс_5f_1.C"/>
        <table:table-column table:style-name="Таблица_5f_внебаланс_5f_1.D"/>
        <table:table-row table:style-name="Таблица_5f_внебаланс_5f_1.1">
          <table:table-cell table:style-name="Таблица_5f_внебаланс_5f_1.A1" office:value-type="string">
            <text:p text:style-name="P5"/>
          </table:table-cell>
          <table:table-cell table:style-name="Таблица_5f_внебаланс_5f_1.A1" office:value-type="string">
            <text:p text:style-name="P5">Дебет</text:p>
          </table:table-cell>
          <table:table-cell table:style-name="Таблица_5f_внебаланс_5f_1.A1" office:value-type="string">
            <text:p text:style-name="P5">Кредит</text:p>
          </table:table-cell>
          <table:table-cell table:style-name="Таблица_5f_внебаланс_5f_1.D1" office:value-type="string">
            <text:p text:style-name="P5">Сумма</text:p>
          </table:table-cell>
        </table:table-row>
        <table:table-row table:style-name="Таблица_5f_внебаланс_5f_1.1">
          <table:table-cell table:style-name="Таблица_5f_внебаланс_5f_1.A1" table:number-columns-spanned="3" office:value-type="string">
            <text:p text:style-name="P10"><text:span text:style-name="T3">ИТОГО</text:span><text:span text:style-name="T3">:</text:span></text:p>
          </table:table-cell>
          <table:covered-table-cell/>
          <table:covered-table-cell/>
          <table:table-cell table:style-name="Таблица_5f_внебаланс_5f_1.D1" office:value-type="string">
            <text:p text:style-name="P11"><text:user-field-get text:name="sum_vb">sum_vb</text:user-field-get></text:p>
          </table:table-cell>
        </table:table-row>
      </table:table>
      <text:p text:style-name="P1"/>
      <text:p text:style-name="P1">Сумма прописью:</text:p>
      <text:p text:style-name="P6"><text:user-field-get text:name="sum_vb_prop">sum_vb_prop</text:user-field-get></text:p>
      <text:p text:style-name="P1"/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№ </text:span><text:span text:style-name="T2"><text:user-field-get text:name="reestr">reestr</text:user-field-get></text:span><text:span text:style-name="T2">.</text:span></text:p>
      <text:p text:style-name="P2"/>
      <text:p text:style-name="P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6.A1" office:value-type="string">
            <text:p text:style-name="P3">_____________________</text:p>
            <text:p text:style-name="P2"/>
          </table:table-cell>
          <table:table-cell table:style-name="Таблица6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6.2">
          <table:table-cell table:style-name="Таблица6.A1" office:value-type="string">
            <text:p text:style-name="P3"><text:user-field-get text:name="user_job">user_job</text:user-field-get></text:p>
          </table:table-cell>
          <table:table-cell table:style-name="Таблица6.A1" office:value-type="string">
            <text:p text:style-name="P3">_____________________</text:p>
          </table:table-cell>
          <table:table-cell table:style-name="Таблица6.A1" office:value-type="string">
            <text:p text:style-name="P3"><text:user-field-get text:name="user_name">user_name</text:user-field-get></text:p>
          </table:table-cell>
        </table:table-row>
      </table:table>
      <text:p text:style-name="P2"/>
      <text:p text:style-name="P17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9"><text:span text:style-name="T4"><text:user-field-get text:name="client">client</text:user-field-get></text:span><text:span text:style-name="T4">,</text:span><text:span text:style-name="T2"> ИНН </text:span><text:span text:style-name="T2"><text:user-field-get text:name="inn">inn</text:user-field-get></text:span></text:p>
      <text:p text:style-name="P1"/>
      <text:p text:style-name="P1">Назначение операции:</text:p>
      <text:p text:style-name="P9"><text:span text:style-name="T2">Приобретение и оплата прав требования по Реестру №</text:span><field:fieldmark-start text:name="restrnom21" field:type=""/><text:span text:style-name="T2"> </text:span><field:fieldmark-end/><text:span text:style-name="T2"><text:user-field-get text:name="reestr">reestr</text:user-field-get></text:span><text:span text:style-name="T2"> накладные </text:span><text:span text:style-name="T2"><text:user-field-get text:name="nakladnye">nakladnye</text:user-field-get></text:span><text:span text:style-name="T2"><text:user-field-get text:name="sum_nds_nakl">sum_nds_nakl</text:user-field-get></text:span></text:p>
      <text:p text:style-name="P2"/>
      <table:table table:name="Таблица_баланс_2" table:style-name="Таблица_5f_баланс_5f_2">
        <table:table-column table:style-name="Таблица_5f_баланс_5f_2.A"/>
        <table:table-column table:style-name="Таблица_5f_баланс_5f_2.B"/>
        <table:table-column table:style-name="Таблица_5f_баланс_5f_2.C"/>
        <table:table-column table:style-name="Таблица_5f_баланс_5f_2.D"/>
        <table:table-row table:style-name="Таблица_5f_баланс_5f_2.1">
          <table:table-cell table:style-name="Таблица_5f_баланс_5f_2.A1" office:value-type="string">
            <text:p text:style-name="P5"/>
          </table:table-cell>
          <table:table-cell table:style-name="Таблица_5f_баланс_5f_2.A1" office:value-type="string">
            <text:p text:style-name="P5">Дебет</text:p>
          </table:table-cell>
          <table:table-cell table:style-name="Таблица_5f_баланс_5f_2.A1" office:value-type="string">
            <text:p text:style-name="P5">Кредит</text:p>
          </table:table-cell>
          <table:table-cell table:style-name="Таблица_5f_баланс_5f_2.D1" office:value-type="string">
            <text:p text:style-name="P5">Сумма</text:p>
          </table:table-cell>
        </table:table-row>
        <table:table-row table:style-name="Таблица_5f_баланс_5f_2.1">
          <table:table-cell table:style-name="Таблица_5f_баланс_5f_2.A1" table:number-columns-spanned="3" office:value-type="string">
            <text:p text:style-name="P10"><text:span text:style-name="T3">ИТОГО</text:span><text:span text:style-name="T3">:</text:span></text:p>
          </table:table-cell>
          <table:covered-table-cell/>
          <table:covered-table-cell/>
          <table:table-cell table:style-name="Таблица_5f_баланс_5f_2.D1" office:value-type="string">
            <text:p text:style-name="P8"><text:user-field-get text:name="sum">sum</text:user-field-get></text:p>
          </table:table-cell>
        </table:table-row>
      </table:table>
      <text:p text:style-name="P1"/>
      <text:p text:style-name="P1"><text:bookmark-start text:name="sumppr2"/>Сумма прописью:</text:p>
      <text:p text:style-name="P6"><text:user-field-get text:name="sum_prop">sum_prop</text:user-field-get></text:p>
      <text:p text:style-name="P1"><text:bookmark-end text:name="sumppr2"/></text:p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</text:span><text:span text:style-name="T2">№ </text:span><text:span text:style-name="T2"><text:user-field-get text:name="reestr">reestr</text:user-field-get></text:span><text:span text:style-name="T2">.</text:span></text:p>
      <text:p text:style-name="P2"/>
      <text:p text:style-name="P2"/>
      <text:p text:style-name="P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7.A1" office:value-type="string">
            <text:p text:style-name="P3">_____________________</text:p>
            <text:p text:style-name="P2"/>
          </table:table-cell>
          <table:table-cell table:style-name="Таблица7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7.2">
          <table:table-cell table:style-name="Таблица7.A1" office:value-type="string">
            <text:p text:style-name="P3"><text:user-field-get text:name="user_job">user_job</text:user-field-get></text:p>
          </table:table-cell>
          <table:table-cell table:style-name="Таблица7.A1" office:value-type="string">
            <text:p text:style-name="P3">_____________________</text:p>
          </table:table-cell>
          <table:table-cell table:style-name="Таблица7.A1" office:value-type="string">
            <text:p text:style-name="P3"><text:user-field-get text:name="user_name">user_name</text:user-field-get></text:p>
          </table:table-cell>
        </table:table-row>
      </table:table>
      <text:p text:style-name="P2">______________________________________________________________________________________</text:p>
      <text:p text:style-name="P2"/>
      <text:p text:style-name="P2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9"><text:span text:style-name="T4"><text:user-field-get text:name="client">client</text:user-field-get></text:span><text:span text:style-name="T4">,</text:span><text:span text:style-name="T2"> ИНН </text:span><text:span text:style-name="T2"><text:user-field-get text:name="inn">inn</text:user-field-get></text:span></text:p>
      <text:p text:style-name="P1"/>
      <text:p text:style-name="P1">Назначение операции:</text:p>
      <text:p text:style-name="P9"><text:span text:style-name="T2">Постановка на внебаланс по Реестру № </text:span><text:span text:style-name="T2"><text:user-field-get text:name="reestr">reestr</text:user-field-get></text:span><text:span text:style-name="T2"> накладные </text:span><text:span text:style-name="T2"><text:user-field-get text:name="nakladnye">nakladnye</text:user-field-get></text:span><text:span text:style-name="T2">.</text:span></text:p>
      <text:p text:style-name="P2"/>
      <table:table table:name="Таблица_внебаланс_2" table:style-name="Таблица_5f_внебаланс_5f_2">
        <table:table-column table:style-name="Таблица_5f_внебаланс_5f_2.A"/>
        <table:table-column table:style-name="Таблица_5f_внебаланс_5f_2.B"/>
        <table:table-column table:style-name="Таблица_5f_внебаланс_5f_2.C"/>
        <table:table-column table:style-name="Таблица_5f_внебаланс_5f_2.D"/>
        <table:table-row table:style-name="Таблица_5f_внебаланс_5f_2.1">
          <table:table-cell table:style-name="Таблица_5f_внебаланс_5f_2.A1" office:value-type="string">
            <text:p text:style-name="P5"/>
          </table:table-cell>
          <table:table-cell table:style-name="Таблица_5f_внебаланс_5f_2.A1" office:value-type="string">
            <text:p text:style-name="P5">Дебет</text:p>
          </table:table-cell>
          <table:table-cell table:style-name="Таблица_5f_внебаланс_5f_2.A1" office:value-type="string">
            <text:p text:style-name="P5">Кредит</text:p>
          </table:table-cell>
          <table:table-cell table:style-name="Таблица_5f_внебаланс_5f_2.D1" office:value-type="string">
            <text:p text:style-name="P5">Сумма</text:p>
          </table:table-cell>
        </table:table-row>
        <table:table-row table:style-name="Таблица_5f_внебаланс_5f_2.1">
          <table:table-cell table:style-name="Таблица_5f_внебаланс_5f_2.A1" table:number-columns-spanned="3" office:value-type="string">
            <text:p text:style-name="P10"><text:span text:style-name="T3">ИТОГО</text:span><text:span text:style-name="T3">:</text:span></text:p>
          </table:table-cell>
          <table:covered-table-cell/>
          <table:covered-table-cell/>
          <table:table-cell table:style-name="Таблица_5f_внебаланс_5f_2.D1" office:value-type="string">
            <text:p text:style-name="P11"><text:user-field-get text:name="sum_vb">sum_vb</text:user-field-get></text:p>
          </table:table-cell>
        </table:table-row>
      </table:table>
      <text:p text:style-name="P1"/>
      <text:p text:style-name="P1">Сумма прописью:</text:p>
      <text:p text:style-name="P6"><text:user-field-get text:name="sum_vb_prop">sum_vb_prop</text:user-field-get></text:p>
      <text:p text:style-name="P1"/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№ </text:span><text:span text:style-name="T2"><text:user-field-get text:name="reestr">reestr</text:user-field-get></text:span><text:span text:style-name="T2">.</text:span></text:p>
      <text:p text:style-name="P2"/>
      <text:p text:style-name="P2"/>
      <text:p text:style-name="P2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9.A1" office:value-type="string">
            <text:p text:style-name="P3">_____________________</text:p>
            <text:p text:style-name="P2"/>
          </table:table-cell>
          <table:table-cell table:style-name="Таблица9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9.2">
          <table:table-cell table:style-name="Таблица9.A1" office:value-type="string">
            <text:p text:style-name="P3"><text:user-field-get text:name="user_job">user_job</text:user-field-get></text:p>
          </table:table-cell>
          <table:table-cell table:style-name="Таблица9.A1" office:value-type="string">
            <text:p text:style-name="P3">_____________________</text:p>
          </table:table-cell>
          <table:table-cell table:style-name="Таблица9.A1" office:value-type="string">
            <text:p text:style-name="P3"><text:user-field-get text:name="user_name">user_name</text:user-field-get></text:p>
          </table:table-cell>
        </table:table-row>
      </table:table>
      <text:p text:style-name="P2"/>
      <text:p text:style-name="P18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1">Внутренняя проводка</text:p>
      <text:p text:style-name="P1"/>
      <text:p text:style-name="P1">Назначение операции:</text:p>
      <text:p text:style-name="P9"><text:span text:style-name="T2">Единовременная комиссия по Договору факторинга </text:span><text:span text:style-name="T2"><text:user-field-get text:name="dog_fact">dog_fact</text:user-field-get></text:span><text:span text:style-name="T2">, Реестр № </text:span><text:span text:style-name="T2"><text:user-field-get text:name="reestr">reestr</text:user-field-get></text:span><text:span text:style-name="T2">, в т.ч. НДС </text:span><text:span text:style-name="T2"><text:user-field-get text:name="sum_nds">sum_nds</text:user-field-get></text:span><text:span text:style-name="T2">.</text:span></text:p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5">Дебет</text:p>
          </table:table-cell>
          <table:table-cell table:style-name="Таблица3.A1" office:value-type="string">
            <text:p text:style-name="P5">Кредит</text:p>
          </table:table-cell>
          <table:table-cell table:style-name="Таблица3.D1" office:value-type="string">
            <text:p text:style-name="P5">Сумма</text:p>
          </table:table-cell>
        </table:table-row>
        <table:table-row table:style-name="Таблица3.1">
          <table:table-cell table:style-name="Таблица3.A1" office:value-type="string">
            <text:p text:style-name="P5">Счет</text:p>
          </table:table-cell>
          <table:table-cell table:style-name="Таблица3.A1" office:value-type="string">
            <text:p text:style-name="P5"><text:user-field-get text:name="rs_clienta">rs_clienta</text:user-field-get></text:p>
          </table:table-cell>
          <table:table-cell table:style-name="Таблица3.A1" office:value-type="string">
            <text:p text:style-name="P5">60311810200000000030</text:p>
          </table:table-cell>
          <table:table-cell table:style-name="Таблица3.D1" office:value-type="string">
            <text:p text:style-name="P8"><text:user-field-get text:name="sum_doh_nds">sum_doh_nds</text:user-field-get>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7">ИТОГО:</text:p>
          </table:table-cell>
          <table:covered-table-cell/>
          <table:covered-table-cell/>
          <table:table-cell table:style-name="Таблица3.D1" office:value-type="string">
            <text:p text:style-name="P8"><text:user-field-get text:name="sum_doh_nds">sum_doh_nds</text:user-field-get></text:p>
          </table:table-cell>
        </table:table-row>
      </table:table>
      <text:p text:style-name="P1"/>
      <text:p text:style-name="P1"><text:bookmark-start text:name="sumppr12"/>Сумма прописью:<text:bookmark-end text:name="sumppr12"/></text:p>
      <text:p text:style-name="P6"><text:user-field-get text:name="sum_doh_nds_prop">sum_doh_nds_prop</text:user-field-get></text:p>
      <text:p text:style-name="P1"/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№ </text:span><text:span text:style-name="T2"><text:user-field-get text:name="reestr">reestr</text:user-field-get></text:span><text:span text:style-name="T2">.</text:span></text:p>
      <text:p text:style-name="P2"/>
      <text:p text:style-name="P2"/>
      <text:p text:style-name="P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4.A1" office:value-type="string">
            <text:p text:style-name="P3">_____________________</text:p>
            <text:p text:style-name="P2"/>
          </table:table-cell>
          <table:table-cell table:style-name="Таблица4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4.2">
          <table:table-cell table:style-name="Таблица4.A1" office:value-type="string">
            <text:p text:style-name="P3"><text:user-field-get text:name="user_job">user_job</text:user-field-get></text:p>
          </table:table-cell>
          <table:table-cell table:style-name="Таблица4.A1" office:value-type="string">
            <text:p text:style-name="P3">_____________________</text:p>
          </table:table-cell>
          <table:table-cell table:style-name="Таблица4.A1" office:value-type="string">
            <text:p text:style-name="P3"><text:user-field-get text:name="user_name">user_name</text:user-field-get></text:p>
          </table:table-cell>
        </table:table-row>
      </table:table>
      <text:p text:style-name="P15"/>
      <text:p text:style-name="P13"/>
      <text:p text:style-name="P1"/>
      <text:p text:style-name="P2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1">Внутренняя проводка</text:p>
      <text:p text:style-name="P1"/>
      <text:p text:style-name="P1">Назначение операции:</text:p>
      <text:p text:style-name="P9"><text:span text:style-name="T2">Отнесение на доходы единовременной комиссии по факторингу и отражение НДС </text:span><text:span text:style-name="T2"><text:user-field-get text:name="client">client</text:user-field-get></text:span><text:span text:style-name="T2"> </text:span><field:fieldmark-start text:name="dgfirmn2" field:type=""/><field:fieldmark-end/></text:p>
      <text:p text:style-name="P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5"/>
          </table:table-cell>
          <table:table-cell table:style-name="Таблица8.A1" office:value-type="string">
            <text:p text:style-name="P5">Дебет</text:p>
          </table:table-cell>
          <table:table-cell table:style-name="Таблица8.A1" office:value-type="string">
            <text:p text:style-name="P5">Кредит</text:p>
          </table:table-cell>
          <table:table-cell table:style-name="Таблица8.D1" office:value-type="string">
            <text:p text:style-name="P5">Сумма</text:p>
          </table:table-cell>
        </table:table-row>
        <table:table-row table:style-name="Таблица8.1">
          <table:table-cell table:style-name="Таблица8.A1" office:value-type="string">
            <text:p text:style-name="P5">Счет</text:p>
          </table:table-cell>
          <table:table-cell table:style-name="Таблица8.A1" office:value-type="string">
            <text:p text:style-name="P5">60311810200000000030</text:p>
          </table:table-cell>
          <table:table-cell table:style-name="Таблица8.A1" office:value-type="string">
            <text:p text:style-name="P5">70601810902001240101</text:p>
          </table:table-cell>
          <table:table-cell table:style-name="Таблица8.D1" office:value-type="string">
            <text:p text:style-name="P8"><text:user-field-get text:name="sum_doh">sum_doh</text:user-field-get></text:p>
          </table:table-cell>
        </table:table-row>
        <table:table-row table:style-name="Таблица8.1">
          <table:table-cell table:style-name="Таблица8.A1" office:value-type="string">
            <text:p text:style-name="P5"/>
          </table:table-cell>
          <table:table-cell table:style-name="Таблица8.A1" office:value-type="string">
            <text:p text:style-name="P5">60311810200000000030</text:p>
          </table:table-cell>
          <table:table-cell table:style-name="Таблица8.A1" office:value-type="string">
            <text:p text:style-name="P5">60309810500000000001</text:p>
          </table:table-cell>
          <table:table-cell table:style-name="Таблица8.D1" office:value-type="string">
            <text:p text:style-name="P8"><text:user-field-get text:name="sum_nds">sum_nds</text:user-field-get></text:p>
          </table:table-cell>
        </table:table-row>
        <table:table-row table:style-name="Таблица8.1">
          <table:table-cell table:style-name="Таблица8.A1" table:number-columns-spanned="3" office:value-type="string">
            <text:p text:style-name="P10"><text:span text:style-name="T3">ИТОГО</text:span><text:span text:style-name="T3">:</text:span></text:p>
          </table:table-cell>
          <table:covered-table-cell/>
          <table:covered-table-cell/>
          <table:table-cell table:style-name="Таблица8.D1" office:value-type="string">
            <text:p text:style-name="P8"><text:user-field-get text:name="sum_doh_nds">sum_doh_nds</text:user-field-get></text:p>
          </table:table-cell>
        </table:table-row>
      </table:table>
      <text:p text:style-name="P1"/>
      <text:p text:style-name="P1"><text:bookmark-start text:name="sumppr1"/>Сумма прописью:<text:bookmark-end text:name="sumppr1"/></text:p>
      <text:p text:style-name="P6"><text:user-field-get text:name="sum_doh_nds_prop">sum_doh_nds_prop</text:user-field-get></text:p>
      <text:p text:style-name="P1"/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</text:span><text:span text:style-name="T2">№ </text:span><text:span text:style-name="T2"><text:user-field-get text:name="reestr">reestr</text:user-field-get></text:span><text:span text:style-name="T2">.</text:span></text:p>
      <text:p text:style-name="P2"/>
      <text:p text:style-name="P2"/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10.A1" office:value-type="string">
            <text:p text:style-name="P3">_____________________</text:p>
            <text:p text:style-name="P2"/>
          </table:table-cell>
          <table:table-cell table:style-name="Таблица10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10.2">
          <table:table-cell table:style-name="Таблица10.A1" office:value-type="string">
            <text:p text:style-name="P3"><text:user-field-get text:name="user_job">user_job</text:user-field-get></text:p>
          </table:table-cell>
          <table:table-cell table:style-name="Таблица10.A1" office:value-type="string">
            <text:p text:style-name="P3">_____________________</text:p>
          </table:table-cell>
          <table:table-cell table:style-name="Таблица10.A1" office:value-type="string">
            <text:p text:style-name="P3"><text:user-field-get text:name="user_name">user_name</text:user-field-get></text:p>
          </table:table-cell>
        </table:table-row>
      </table:table>
      <text:p text:style-name="P2"/>
      <text:p text:style-name="P16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1">Внутренняя проводка</text:p>
      <text:p text:style-name="P1"/>
      <text:p text:style-name="P1">Назначение операции:</text:p>
      <text:p text:style-name="P9"><text:span text:style-name="T2">Единовременная комиссия по Договору факторинга </text:span><text:span text:style-name="T2"><text:user-field-get text:name="dog_fact">dog_fact</text:user-field-get></text:span><text:span text:style-name="T2">, Реестр № </text:span><text:span text:style-name="T2"><text:user-field-get text:name="reestr">reestr</text:user-field-get></text:span><text:span text:style-name="T2">, </text:span><text:span text:style-name="T2">в т.ч. НДС </text:span><text:span text:style-name="T2"><text:user-field-get text:name="sum_nds">sum_nds</text:user-field-get></text:span><text:span text:style-name="T2">.</text:span></text:p>
      <text:p text:style-name="P1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Таблица18.1">
          <table:table-cell table:style-name="Таблица18.A1" office:value-type="string">
            <text:p text:style-name="P5"/>
          </table:table-cell>
          <table:table-cell table:style-name="Таблица18.A1" office:value-type="string">
            <text:p text:style-name="P5">Дебет</text:p>
          </table:table-cell>
          <table:table-cell table:style-name="Таблица18.A1" office:value-type="string">
            <text:p text:style-name="P5">Кредит</text:p>
          </table:table-cell>
          <table:table-cell table:style-name="Таблица18.D1" office:value-type="string">
            <text:p text:style-name="P5">Сумма</text:p>
          </table:table-cell>
        </table:table-row>
        <table:table-row table:style-name="Таблица18.1">
          <table:table-cell table:style-name="Таблица18.A1" office:value-type="string">
            <text:p text:style-name="P5">Счет</text:p>
          </table:table-cell>
          <table:table-cell table:style-name="Таблица18.A1" office:value-type="string">
            <text:p text:style-name="P5"><text:user-field-get text:name="rs_clienta">rs_clienta</text:user-field-get></text:p>
          </table:table-cell>
          <table:table-cell table:style-name="Таблица18.A1" office:value-type="string">
            <text:p text:style-name="P5">60311810200000000030</text:p>
          </table:table-cell>
          <table:table-cell table:style-name="Таблица18.D1" office:value-type="string">
            <text:p text:style-name="P8"><text:user-field-get text:name="sum_doh_nds">sum_doh_nds</text:user-field-get></text:p>
          </table:table-cell>
        </table:table-row>
        <table:table-row table:style-name="Таблица18.1">
          <table:table-cell table:style-name="Таблица18.A1" table:number-columns-spanned="3" office:value-type="string">
            <text:p text:style-name="P10"><text:span text:style-name="T3">ИТОГО</text:span><text:span text:style-name="T3">:</text:span></text:p>
          </table:table-cell>
          <table:covered-table-cell/>
          <table:covered-table-cell/>
          <table:table-cell table:style-name="Таблица18.D1" office:value-type="string">
            <text:p text:style-name="P8"><text:user-field-get text:name="sum_doh_nds">sum_doh_nds</text:user-field-get></text:p>
          </table:table-cell>
        </table:table-row>
      </table:table>
      <text:p text:style-name="P1"/>
      <text:p text:style-name="P1"><text:bookmark-start text:name="sumppr121"/>Сумма прописью:<text:bookmark-end text:name="sumppr121"/></text:p>
      <text:p text:style-name="P6"><text:user-field-get text:name="sum_doh_nds_prop">sum_doh_nds_prop</text:user-field-get></text:p>
      <text:p text:style-name="P1"/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</text:span><text:span text:style-name="T2">№ </text:span><text:span text:style-name="T2"><text:user-field-get text:name="reestr">reestr</text:user-field-get></text:span><text:span text:style-name="T2">.</text:span></text:p>
      <text:p text:style-name="P2"/>
      <text:p text:style-name="P2"/>
      <text:p text:style-name="P2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11.A1" office:value-type="string">
            <text:p text:style-name="P3">_____________________</text:p>
            <text:p text:style-name="P2"/>
          </table:table-cell>
          <table:table-cell table:style-name="Таблица11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11.2">
          <table:table-cell table:style-name="Таблица11.A1" office:value-type="string">
            <text:p text:style-name="P3"><text:user-field-get text:name="user_job">user_job</text:user-field-get></text:p>
          </table:table-cell>
          <table:table-cell table:style-name="Таблица11.A1" office:value-type="string">
            <text:p text:style-name="P3">_____________________</text:p>
          </table:table-cell>
          <table:table-cell table:style-name="Таблица11.A1" office:value-type="string">
            <text:p text:style-name="P3"><text:user-field-get text:name="user_name">user_name</text:user-field-get></text:p>
          </table:table-cell>
        </table:table-row>
      </table:table>
      <text:p text:style-name="P15"/>
      <text:p text:style-name="P14"/>
      <text:p text:style-name="P15"/>
      <text:p text:style-name="P2">ОАО Коммерческий банк «Хлынов»</text:p>
      <text:p text:style-name="P2"><text:user-field-get text:name="date">date</text:user-field-get></text:p>
      <text:p text:style-name="P2">РАСПОРЯЖЕНИЕ В БУХГАЛТЕРИЮ № 1</text:p>
      <text:p text:style-name="P1"/>
      <text:p text:style-name="P4">О перечислении средств:</text:p>
      <text:p text:style-name="P1">Внутренняя проводка</text:p>
      <text:p text:style-name="P1"/>
      <text:p text:style-name="P1">Назначение операции:</text:p>
      <text:p text:style-name="P9"><text:span text:style-name="T2">Отнесение на доходы единовременной комиссии по факторингу и отражение НДС </text:span><text:span text:style-name="T2"><text:user-field-get text:name="client">client</text:user-field-get></text:span><text:span text:style-name="T2"> </text:span><field:fieldmark-start text:name="dgfirmn21" field:type=""/><field:fieldmark-end/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Дебет</text:p>
          </table:table-cell>
          <table:table-cell table:style-name="Таблица1.A1" office:value-type="string">
            <text:p text:style-name="P5">Кредит</text:p>
          </table:table-cell>
          <table:table-cell table:style-name="Таблица1.D1" office:value-type="string">
            <text:p text:style-name="P5">Сумма</text:p>
          </table:table-cell>
        </table:table-row>
        <table:table-row table:style-name="Таблица1.1">
          <table:table-cell table:style-name="Таблица1.A1" office:value-type="string">
            <text:p text:style-name="P5">Счет</text:p>
          </table:table-cell>
          <table:table-cell table:style-name="Таблица1.A1" office:value-type="string">
            <text:p text:style-name="P5">60311810200000000030</text:p>
          </table:table-cell>
          <table:table-cell table:style-name="Таблица1.A1" office:value-type="string">
            <text:p text:style-name="P5">70601810902001240101</text:p>
          </table:table-cell>
          <table:table-cell table:style-name="Таблица1.D1" office:value-type="string">
            <text:p text:style-name="P8"><text:user-field-get text:name="sum_doh">sum_doh</text:user-field-get>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60311810200000000030</text:p>
          </table:table-cell>
          <table:table-cell table:style-name="Таблица1.A1" office:value-type="string">
            <text:p text:style-name="P5">60309810500000000001</text:p>
          </table:table-cell>
          <table:table-cell table:style-name="Таблица1.D1" office:value-type="string">
            <text:p text:style-name="P8"><text:user-field-get text:name="sum_nds">sum_nds</text:user-field-get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7">ИТОГО:</text:p>
          </table:table-cell>
          <table:covered-table-cell/>
          <table:covered-table-cell/>
          <table:table-cell table:style-name="Таблица1.D1" office:value-type="string">
            <text:p text:style-name="P8"><text:user-field-get text:name="sum_doh_nds">sum_doh_nds</text:user-field-get></text:p>
          </table:table-cell>
        </table:table-row>
      </table:table>
      <text:p text:style-name="P1"/>
      <text:p text:style-name="P1"><text:bookmark-start text:name="sumppr11"/>Сумма прописью:<text:bookmark-end text:name="sumppr11"/></text:p>
      <text:p text:style-name="P6"><text:user-field-get text:name="sum_doh_nds_prop">sum_doh_nds_prop</text:user-field-get></text:p>
      <text:p text:style-name="P1"/>
      <text:p text:style-name="P1">Основание для бухгалтерской операции:</text:p>
      <text:p text:style-name="P9"><text:span text:style-name="T2">Договор факторинга </text:span><text:span text:style-name="T2"><text:user-field-get text:name="dog_fact">dog_fact</text:user-field-get></text:span><text:span text:style-name="T2">, Реестр № </text:span><text:span text:style-name="T2"><text:user-field-get text:name="reestr">reestr</text:user-field-get></text:span><text:span text:style-name="T2">.</text:span></text:p>
      <text:p text:style-name="P2"/>
      <text:p text:style-name="P2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"><text:user-field-get text:name="user_nach_job">user_nach_job</text:user-field-get></text:p>
            <text:p text:style-name="P2"/>
          </table:table-cell>
          <table:table-cell table:style-name="Таблица2.A1" office:value-type="string">
            <text:p text:style-name="P3">_____________________</text:p>
            <text:p text:style-name="P2"/>
          </table:table-cell>
          <table:table-cell table:style-name="Таблица2.A1" office:value-type="string">
            <text:p text:style-name="P3"><text:user-field-get text:name="user_nach_name">user_nach_name</text:user-field-get></text:p>
          </table:table-cell>
        </table:table-row>
        <table:table-row table:style-name="Таблица2.2">
          <table:table-cell table:style-name="Таблица2.A1" office:value-type="string">
            <text:p text:style-name="P3"><text:user-field-get text:name="user_job">user_job</text:user-field-get></text:p>
          </table:table-cell>
          <table:table-cell table:style-name="Таблица2.A1" office:value-type="string">
            <text:p text:style-name="P3">_____________________</text:p>
          </table:table-cell>
          <table:table-cell table:style-name="Таблица2.A1" office:value-type="string">
            <text:p text:style-name="P3"><text:user-field-get text:name="user_name">user_name</text:user-field-get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MS Mincho1" svg:font-family="'MS Mincho', 'ＭＳ 明朝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19T12:04:12.68</meta:creation-date>
    <dc:date>2013-11-19T10:03:26.87</dc:date>
    <meta:editing-duration>PT01H46M18S</meta:editing-duration>
    <meta:editing-cycles>29</meta:editing-cycles>
    <meta:generator>OpenOffice.org/3.1$Win32 OpenOffice.org_project/310m11$Build-9399</meta:generator>
    <meta:document-statistic meta:table-count="16" meta:image-count="0" meta:object-count="0" meta:page-count="4" meta:paragraph-count="200" meta:word-count="452" meta:character-count="3916"/>
  </office:meta>
</office:document-meta>
</file>